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26255" officeooo:paragraph-rsid="00126255"/>
    </style:style>
    <style:style style:name="P2" style:family="paragraph" style:parent-style-name="Text_20_body">
      <style:text-properties officeooo:rsid="0012dd72" officeooo:paragraph-rsid="0012dd72"/>
    </style:style>
    <style:style style:name="P3" style:family="paragraph" style:parent-style-name="Standard" style:list-style-name="L1">
      <style:text-properties style:font-name="Arial" officeooo:rsid="00126255" officeooo:paragraph-rsid="00126255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rsid="0012dd72" officeooo:paragraph-rsid="0012dd72"/>
    </style:style>
    <style:style style:name="T1" style:family="text">
      <style:text-properties officeooo:rsid="0012dd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wered By :- Vinushanth, Street Cricket Player, Jaffna.</text:p>
      <text:p text:style-name="P1"/>
      <text:list xml:id="list7759314518105039816" text:style-name="L1">
        <text:list-item>
          <text:p text:style-name="P3">It is also like cricket only difference is we use softball and there is no one to tell how to play.</text:p>
        </text:list-item>
        <text:list-item>
          <text:p text:style-name="P3">I personally think that this will be used if developed for mobile. However, the website also sounds good.</text:p>
        </text:list-item>
        <text:list-item>
          <text:p text:style-name="P3">Yes, I'd spent my Internet data rather than spending money on calling all my team players.</text:p>
        </text:list-item>
        <text:list-item>
          <text:p text:style-name="P4">We get recognition from <text:span text:style-name="T1">other people, since there is competition, people will be interested in street cricket.</text:span></text:p>
        </text:list-item>
        <text:list-item>
          <text:p text:style-name="P5">No.</text:p>
        </text:list-item>
        <text:list-item>
          <text:p text:style-name="P5">As long those details is used for that purpose, It is not an invasion for me.</text:p>
        </text:list-item>
        <text:list-item>
          <text:p text:style-name="P5">Create an agreement which states that the team will be held responsible for fraudulent activity.</text:p>
        </text:list-item>
        <text:list-item>
          <text:p text:style-name="P5">Add a Live Commentary in tamil language, which will attract people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4:41:58.818909672</meta:creation-date>
    <meta:generator>LibreOffice/5.1.6.2$Linux_X86_64 LibreOffice_project/10m0$Build-2</meta:generator>
    <dc:date>2018-08-03T04:50:27.020222201</dc:date>
    <meta:editing-duration>PT8M27S</meta:editing-duration>
    <meta:editing-cycles>3</meta:editing-cycles>
    <meta:document-statistic meta:table-count="0" meta:image-count="0" meta:object-count="0" meta:page-count="1" meta:paragraph-count="9" meta:word-count="131" meta:character-count="720" meta:non-whitespace-character-count="606"/>
  </office:meta>
</office:document-meta>
</file>